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5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104"/>
    <style:style style:name="ce3" style:family="table-cell" style:parent-style-name="Default" style:data-style-name="N11"/>
  </office:automatic-styles>
  <office:body>
    <office:spreadsheet>
      <table:table table:name="LoanGaddisProb19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row table:style-name="ro1" table:number-rows-repeated="3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>
            <text:p>Payment Calculator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" office:value-type="currency" office:currency="USD" office:value="10000">
            <text:p>$10,000.00</text:p>
          </table:table-cell>
          <table:table-cell table:style-name="Default" office:value-type="string">
            <text:p><text:s/>= Loan Amount $'s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 office:value-type="percentage" office:value="0.01">
            <text:p>1.00%</text:p>
          </table:table-cell>
          <table:table-cell table:style-name="Default" office:value-type="string">
            <text:p><text:s/>= Interest Rate %/Month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float" office:value="36">
            <text:p>36</text:p>
          </table:table-cell>
          <table:table-cell table:style-name="Default" office:value-type="string">
            <text:p><text:s/>= Number of Payments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table:formula="of:=(1+[.$E$7])^[.$E$8]" office:value-type="float" office:value="1.43076878359158">
            <text:p>1.4307687836</text:p>
          </table:table-cell>
          <table:table-cell table:style-name="Default" office:value-type="string">
            <text:p><text:s/>= (1+i)^n = temp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table:formula="of:=[.$E$7]*[.$E$6]*([.$E$10])/([.$E$10]-1)" office:value-type="currency" office:currency="USD" office:value="332.143098128512">
            <text:p>$332.14</text:p>
          </table:table-cell>
          <table:table-cell table:style-name="Default" office:value-type="string">
            <text:p><text:s/>= Monthly Payment in $/Month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table:formula="of:=[.E8]*[.E11]" office:value-type="currency" office:currency="USD" office:value="11957.1515326264">
            <text:p>$11,957.15</text:p>
          </table:table-cell>
          <table:table-cell table:style-name="Default" office:value-type="string">
            <text:p><text:s/>= Total Amount Paid $'s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table:formula="of:=[.E12]-[.E6]" office:value-type="currency" office:currency="USD" office:value="1957.15153262642">
            <text:p>$1,957.15</text:p>
          </table:table-cell>
          <table:table-cell table:style-name="Default" office:value-type="string">
            <text:p><text:s/>= Interest Paid $'s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office:value-type="string">
            <text:p>Number of</text:p>
          </table:table-cell>
          <table:table-cell office:value-type="string">
            <text:p>Loan Amt</text:p>
          </table:table-cell>
          <table:table-cell office:value-type="string">
            <text:p>Monthly</text:p>
          </table:table-cell>
          <table:table-cell office:value-type="string">
            <text:p>Payme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onth</text:p>
          </table:table-cell>
          <table:table-cell office:value-type="string">
            <text:p>Owed</text:p>
          </table:table-cell>
          <table:table-cell office:value-type="string">
            <text:p>Interest</text:p>
          </table:table-cell>
          <table:table-cell office:value-type="string">
            <text:p>at End of Month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[.E6]" office:value-type="currency" office:currency="USD" office:value="10000">
            <text:p>$10,000.00</text:p>
          </table:table-cell>
          <table:table-cell table:formula="of:=[.D18]*[.$E$7]" office:value-type="currency" office:currency="USD" office:value="100">
            <text:p>$100.00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D18]+[.E18]-[.F18]" office:value-type="currency" office:currency="USD" office:value="9767.85">
            <text:p>$9,767.85</text:p>
          </table:table-cell>
          <table:table-cell table:formula="of:=[.D19]*[.$E$7]" office:value-type="currency" office:currency="USD" office:value="97.6785">
            <text:p>$97.68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[.D19]+[.E19]-[.F19]" office:value-type="currency" office:currency="USD" office:value="9533.3785">
            <text:p>$9,533.38</text:p>
          </table:table-cell>
          <table:table-cell table:formula="of:=[.D20]*[.$E$7]" office:value-type="currency" office:currency="USD" office:value="95.333785">
            <text:p>$95.33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[.D20]+[.E20]-[.F20]" office:value-type="currency" office:currency="USD" office:value="9296.562285">
            <text:p>$9,296.56</text:p>
          </table:table-cell>
          <table:table-cell table:formula="of:=[.D21]*[.$E$7]" office:value-type="currency" office:currency="USD" office:value="92.96562285">
            <text:p>$92.97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[.D21]+[.E21]-[.F21]" office:value-type="currency" office:currency="USD" office:value="9057.37790785">
            <text:p>$9,057.38</text:p>
          </table:table-cell>
          <table:table-cell table:formula="of:=[.D22]*[.$E$7]" office:value-type="currency" office:currency="USD" office:value="90.5737790785">
            <text:p>$90.57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D22]+[.E22]-[.F22]" office:value-type="currency" office:currency="USD" office:value="8815.8016869285">
            <text:p>$8,815.80</text:p>
          </table:table-cell>
          <table:table-cell table:formula="of:=[.D23]*[.$E$7]" office:value-type="currency" office:currency="USD" office:value="88.158016869285">
            <text:p>$88.16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[.D23]+[.E23]-[.F23]" office:value-type="currency" office:currency="USD" office:value="8571.80970379779">
            <text:p>$8,571.81</text:p>
          </table:table-cell>
          <table:table-cell table:formula="of:=[.D24]*[.$E$7]" office:value-type="currency" office:currency="USD" office:value="85.7180970379779">
            <text:p>$85.72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[.D24]+[.E24]-[.F24]" office:value-type="currency" office:currency="USD" office:value="8325.37780083577">
            <text:p>$8,325.38</text:p>
          </table:table-cell>
          <table:table-cell table:formula="of:=[.D25]*[.$E$7]" office:value-type="currency" office:currency="USD" office:value="83.2537780083577">
            <text:p>$83.25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[.D25]+[.E25]-[.F25]" office:value-type="currency" office:currency="USD" office:value="8076.48157884413">
            <text:p>$8,076.48</text:p>
          </table:table-cell>
          <table:table-cell table:formula="of:=[.D26]*[.$E$7]" office:value-type="currency" office:currency="USD" office:value="80.7648157884413">
            <text:p>$80.76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[.D26]+[.E26]-[.F26]" office:value-type="currency" office:currency="USD" office:value="7825.09639463257">
            <text:p>$7,825.10</text:p>
          </table:table-cell>
          <table:table-cell table:formula="of:=[.D27]*[.$E$7]" office:value-type="currency" office:currency="USD" office:value="78.2509639463257">
            <text:p>$78.25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[.D27]+[.E27]-[.F27]" office:value-type="currency" office:currency="USD" office:value="7571.19735857889">
            <text:p>$7,571.20</text:p>
          </table:table-cell>
          <table:table-cell table:formula="of:=[.D28]*[.$E$7]" office:value-type="currency" office:currency="USD" office:value="75.711973585789">
            <text:p>$75.71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[.D28]+[.E28]-[.F28]" office:value-type="currency" office:currency="USD" office:value="7314.75933216468">
            <text:p>$7,314.76</text:p>
          </table:table-cell>
          <table:table-cell table:formula="of:=[.D29]*[.$E$7]" office:value-type="currency" office:currency="USD" office:value="73.1475933216468">
            <text:p>$73.15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[.D29]+[.E29]-[.F29]" office:value-type="currency" office:currency="USD" office:value="7055.75692548633">
            <text:p>$7,055.76</text:p>
          </table:table-cell>
          <table:table-cell table:formula="of:=[.D30]*[.$E$7]" office:value-type="currency" office:currency="USD" office:value="70.5575692548633">
            <text:p>$70.56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[.D30]+[.E30]-[.F30]" office:value-type="currency" office:currency="USD" office:value="6794.1644947412">
            <text:p>$6,794.16</text:p>
          </table:table-cell>
          <table:table-cell table:formula="of:=[.D31]*[.$E$7]" office:value-type="currency" office:currency="USD" office:value="67.941644947412">
            <text:p>$67.94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[.D31]+[.E31]-[.F31]" office:value-type="currency" office:currency="USD" office:value="6529.95613968861">
            <text:p>$6,529.96</text:p>
          </table:table-cell>
          <table:table-cell table:formula="of:=[.D32]*[.$E$7]" office:value-type="currency" office:currency="USD" office:value="65.2995613968861">
            <text:p>$65.30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[.D32]+[.E32]-[.F32]" office:value-type="currency" office:currency="USD" office:value="6263.10570108549">
            <text:p>$6,263.11</text:p>
          </table:table-cell>
          <table:table-cell table:formula="of:=[.D33]*[.$E$7]" office:value-type="currency" office:currency="USD" office:value="62.6310570108549">
            <text:p>$62.63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[.D33]+[.E33]-[.F33]" office:value-type="currency" office:currency="USD" office:value="5993.58675809635">
            <text:p>$5,993.59</text:p>
          </table:table-cell>
          <table:table-cell table:formula="of:=[.D34]*[.$E$7]" office:value-type="currency" office:currency="USD" office:value="59.9358675809635">
            <text:p>$59.94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[.D34]+[.E34]-[.F34]" office:value-type="currency" office:currency="USD" office:value="5721.37262567731">
            <text:p>$5,721.37</text:p>
          </table:table-cell>
          <table:table-cell table:formula="of:=[.D35]*[.$E$7]" office:value-type="currency" office:currency="USD" office:value="57.2137262567731">
            <text:p>$57.21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[.D35]+[.E35]-[.F35]" office:value-type="currency" office:currency="USD" office:value="5446.43635193409">
            <text:p>$5,446.44</text:p>
          </table:table-cell>
          <table:table-cell table:formula="of:=[.D36]*[.$E$7]" office:value-type="currency" office:currency="USD" office:value="54.4643635193409">
            <text:p>$54.46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[.D36]+[.E36]-[.F36]" office:value-type="currency" office:currency="USD" office:value="5168.75071545343">
            <text:p>$5,168.75</text:p>
          </table:table-cell>
          <table:table-cell table:formula="of:=[.D37]*[.$E$7]" office:value-type="currency" office:currency="USD" office:value="51.6875071545343">
            <text:p>$51.69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[.D37]+[.E37]-[.F37]" office:value-type="currency" office:currency="USD" office:value="4888.28822260796">
            <text:p>$4,888.29</text:p>
          </table:table-cell>
          <table:table-cell table:formula="of:=[.D38]*[.$E$7]" office:value-type="currency" office:currency="USD" office:value="48.8828822260796">
            <text:p>$48.88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[.D38]+[.E38]-[.F38]" office:value-type="currency" office:currency="USD" office:value="4605.02110483404">
            <text:p>$4,605.02</text:p>
          </table:table-cell>
          <table:table-cell table:formula="of:=[.D39]*[.$E$7]" office:value-type="currency" office:currency="USD" office:value="46.0502110483404">
            <text:p>$46.05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[.D39]+[.E39]-[.F39]" office:value-type="currency" office:currency="USD" office:value="4318.92131588238">
            <text:p>$4,318.92</text:p>
          </table:table-cell>
          <table:table-cell table:formula="of:=[.D40]*[.$E$7]" office:value-type="currency" office:currency="USD" office:value="43.1892131588238">
            <text:p>$43.19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[.D40]+[.E40]-[.F40]" office:value-type="currency" office:currency="USD" office:value="4029.96052904121">
            <text:p>$4,029.96</text:p>
          </table:table-cell>
          <table:table-cell table:formula="of:=[.D41]*[.$E$7]" office:value-type="currency" office:currency="USD" office:value="40.2996052904121">
            <text:p>$40.30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[.D41]+[.E41]-[.F41]" office:value-type="currency" office:currency="USD" office:value="3738.11013433162">
            <text:p>$3,738.11</text:p>
          </table:table-cell>
          <table:table-cell table:formula="of:=[.D42]*[.$E$7]" office:value-type="currency" office:currency="USD" office:value="37.3811013433162">
            <text:p>$37.38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[.D42]+[.E42]-[.F42]" office:value-type="currency" office:currency="USD" office:value="3443.34123567493">
            <text:p>$3,443.34</text:p>
          </table:table-cell>
          <table:table-cell table:formula="of:=[.D43]*[.$E$7]" office:value-type="currency" office:currency="USD" office:value="34.4334123567493">
            <text:p>$34.43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[.D43]+[.E43]-[.F43]" office:value-type="currency" office:currency="USD" office:value="3145.62464803168">
            <text:p>$3,145.62</text:p>
          </table:table-cell>
          <table:table-cell table:formula="of:=[.D44]*[.$E$7]" office:value-type="currency" office:currency="USD" office:value="31.4562464803168">
            <text:p>$31.46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[.D44]+[.E44]-[.F44]" office:value-type="currency" office:currency="USD" office:value="2844.930894512">
            <text:p>$2,844.93</text:p>
          </table:table-cell>
          <table:table-cell table:formula="of:=[.D45]*[.$E$7]" office:value-type="currency" office:currency="USD" office:value="28.44930894512">
            <text:p>$28.45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[.D45]+[.E45]-[.F45]" office:value-type="currency" office:currency="USD" office:value="2541.23020345712">
            <text:p>$2,541.23</text:p>
          </table:table-cell>
          <table:table-cell table:formula="of:=[.D46]*[.$E$7]" office:value-type="currency" office:currency="USD" office:value="25.4123020345712">
            <text:p>$25.41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[.D46]+[.E46]-[.F46]" office:value-type="currency" office:currency="USD" office:value="2234.49250549169">
            <text:p>$2,234.49</text:p>
          </table:table-cell>
          <table:table-cell table:formula="of:=[.D47]*[.$E$7]" office:value-type="currency" office:currency="USD" office:value="22.3449250549169">
            <text:p>$22.34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[.D47]+[.E47]-[.F47]" office:value-type="currency" office:currency="USD" office:value="1924.68743054661">
            <text:p>$1,924.69</text:p>
          </table:table-cell>
          <table:table-cell table:formula="of:=[.D48]*[.$E$7]" office:value-type="currency" office:currency="USD" office:value="19.2468743054661">
            <text:p>$19.25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[.D48]+[.E48]-[.F48]" office:value-type="currency" office:currency="USD" office:value="1611.78430485207">
            <text:p>$1,611.78</text:p>
          </table:table-cell>
          <table:table-cell table:formula="of:=[.D49]*[.$E$7]" office:value-type="currency" office:currency="USD" office:value="16.1178430485207">
            <text:p>$16.12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[.D49]+[.E49]-[.F49]" office:value-type="currency" office:currency="USD" office:value="1295.75214790059">
            <text:p>$1,295.75</text:p>
          </table:table-cell>
          <table:table-cell table:formula="of:=[.D50]*[.$E$7]" office:value-type="currency" office:currency="USD" office:value="12.9575214790059">
            <text:p>$12.96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[.D50]+[.E50]-[.F50]" office:value-type="currency" office:currency="USD" office:value="976.5596693796">
            <text:p>$976.56</text:p>
          </table:table-cell>
          <table:table-cell table:formula="of:=[.D51]*[.$E$7]" office:value-type="currency" office:currency="USD" office:value="9.765596693796">
            <text:p>$9.77</text:p>
          </table:table-cell>
          <table:table-cell table:formula="of:=INT(([.$E$11]+0.01)*100)/100" office:value-type="float" office:value="332.15">
            <text:p>332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[.D51]+[.E51]-[.F51]" office:value-type="currency" office:currency="USD" office:value="654.175266073397">
            <text:p>$654.18</text:p>
          </table:table-cell>
          <table:table-cell table:formula="of:=[.D52]*[.$E$7]" office:value-type="currency" office:currency="USD" office:value="6.54175266073397">
            <text:p>$6.54</text:p>
          </table:table-cell>
          <table:table-cell table:formula="of:=INT(([.$E$11]+0.01)*100)/100" office:value-type="float" office:value="332.15">
            <text:p>332.15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[.D52]+[.E52]-[.F52]" office:value-type="currency" office:currency="USD" office:value="328.567018734131">
            <text:p>$328.57</text:p>
          </table:table-cell>
          <table:table-cell table:formula="of:=[.D53]*[.$E$7]" office:value-type="currency" office:currency="USD" office:value="3.28567018734131">
            <text:p>$3.29</text:p>
          </table:table-cell>
          <table:table-cell table:formula="of:=[.D53]+[.E53]" office:value-type="currency" office:currency="USD" office:value="331.852688921472">
            <text:p>$331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[.D53]+[.E53]-[.F53]" office:value-type="currency" office:currency="USD" office:value="0">
            <text:p>$0.00</text:p>
          </table:table-cell>
          <table:table-cell table:formula="of:=[.D54]*[.$E$7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" table:formula="of:=SUM([.F18:.F54])" office:value-type="currency" office:currency="USD" office:value="11957.1026889215">
            <text:p>$11,957.10</text:p>
          </table:table-cell>
          <table:table-cell office:value-type="string">
            <text:p><text:s/>= TotPaid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[.F55]-[.E6]" office:value-type="currency" office:currency="USD" office:value="1957.10268892146">
            <text:p>$1,957.10</text:p>
          </table:table-cell>
          <table:table-cell office:value-type="string">
            <text:p><text:s/>= IntPai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2">01/22/2025</text:date>, <text:time>14:5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5-01-22T12:51:48.37</meta:creation-date>
    <dc:date>2025-01-22T14:59:17.88</dc:date>
    <dc:creator>Mark Lehr</dc:creator>
    <meta:editing-duration>PT2H5M4S</meta:editing-duration>
    <meta:editing-cycles>4</meta:editing-cycles>
    <meta:generator>OpenOffice/4.1.12$Win32 OpenOffice.org_project/4112m1$Build-9809</meta:generator>
    <meta:document-statistic meta:table-count="3" meta:cell-count="174" meta:object-count="0"/>
  </office:meta>
</office:document-meta>
</file>